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42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14.0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52cm" fo:break-before="auto" style:use-optimal-row-height="fals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8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136cm" style:vertical-align="middle"/>
      <style:paragraph-properties fo:text-align="start" fo:margin-left="0cm"/>
      <style:text-properties fo:font-size="12pt" fo:language="zxx" fo:country="none" style:font-size-asian="12pt" style:font-size-complex="12pt"/>
    </style:style>
    <style:style style:name="ce2" style:family="table-cell" style:parent-style-name="Default">
      <style:table-cell-properties fo:padding="0.136cm"/>
      <style:text-properties fo:font-size="12pt" fo:language="zxx" fo:country="none" style:font-size-asian="12pt" style:font-size-complex="12pt"/>
    </style:style>
    <style:style style:name="ce3" style:family="table-cell" style:parent-style-name="Default">
      <style:table-cell-properties fo:padding="0.136cm"/>
    </style:style>
    <style:style style:name="ce4" style:family="table-cell" style:parent-style-name="Default">
      <style:table-cell-properties fo:background-color="#ffff6d" fo:border="0.06pt solid #000000" fo:padding="0.136cm"/>
      <style:text-properties fo:font-size="11pt" fo:language="zxx" fo:country="none" style:font-size-asian="11pt" style:font-size-complex="11pt"/>
    </style:style>
    <style:style style:name="ce5" style:family="table-cell" style:parent-style-name="Default">
      <style:table-cell-properties fo:background-color="#dee7e5" style:text-align-source="fix" style:repeat-content="false" fo:border="0.06pt solid #000000" fo:padding="0.136cm"/>
      <style:paragraph-properties fo:text-align="end" fo:margin-left="0cm"/>
      <style:text-properties fo:font-size="11pt" fo:language="zxx" fo:country="none" style:font-size-asian="11pt" style:font-size-complex="11pt"/>
    </style:style>
    <style:style style:name="ce6" style:family="table-cell" style:parent-style-name="Default">
      <style:table-cell-properties fo:background-color="#dde8cb" fo:border="0.06pt solid #000000" fo:padding="0.136cm"/>
      <style:text-properties fo:color="#55215b" fo:font-size="11pt" fo:language="zxx" fo:country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dde8cb" fo:border="0.06pt solid #000000" fo:padding="0.136cm"/>
      <style:text-properties fo:color="#55215b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2pt" fo:language="zxx" fo:country="none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$copy "$pinstall"/lib/erlang "$distr"/lib/</text:p>
          </table:table-cell>
          <table:table-cell table:number-columns-repeated="2"/>
          <table:table-cell table:style-name="ce6"/>
          <table:table-cell table:style-name="ce8" table:number-columns-repeated="1018"/>
        </table:table-row>
        <table:table-row table:style-name="ro2">
          <table:table-cell table:style-name="ce1" office:value-type="string" calcext:value-type="string">
            <text:p>$copy "$pinstall"/lib/erlang/lib/</text:p>
          </table:table-cell>
          <table:table-cell office:value-type="string" calcext:value-type="string">
            <text:p>cl-1.2.4</text:p>
          </table:table-cell>
          <table:table-cell office:value-type="string" calcext:value-type="string">
            <text:p>cl</text:p>
          </table:table-cell>
          <table:table-cell table:style-name="ce6" table:formula="of:=COM.MICROSOFT.TEXTJOIN( ; ;[.$A$2];[.$C2];&quot; &quot;;[.$A$3])" office:value-type="string" office:string-value="$copy &quot;$pinstall&quot;/lib/erlang/lib/cl &quot;$distr&quot;/lib/erlang/lib/" calcext:value-type="string">
            <text:p>$copy "$pinstall"/lib/erlang/lib/cl "$distr"/lib/erlang/lib/</text:p>
          </table:table-cell>
          <table:table-cell table:style-name="ce8" table:number-columns-repeated="1018"/>
        </table:table-row>
        <table:table-row table:style-name="ro2">
          <table:table-cell table:style-name="ce2" office:value-type="string" calcext:value-type="string">
            <text:p>"$distr"/lib/erlang/lib/</text:p>
          </table:table-cell>
          <table:table-cell office:value-type="string" calcext:value-type="string">
            <text:p>compiler-8.0.4</text:p>
          </table:table-cell>
          <table:table-cell office:value-type="string" calcext:value-type="string">
            <text:p>compiler-8.3.2</text:p>
          </table:table-cell>
          <table:table-cell table:style-name="ce6" table:formula="of:=COM.MICROSOFT.TEXTJOIN( ; ;[.$A$2];[.$C3];&quot; &quot;;[.$A$3])" office:value-type="string" office:string-value="$copy &quot;$pinstall&quot;/lib/erlang/lib/compiler-8.3.2 &quot;$distr&quot;/lib/erlang/lib/" calcext:value-type="string">
            <text:p>$copy "$pinstall"/lib/erlang/lib/compiler-8.3.2 "$distr"/lib/erlang/lib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+wings</text:p>
          </table:table-cell>
          <table:table-cell office:value-type="string" calcext:value-type="string">
            <text:p>kernel-8.2</text:p>
          </table:table-cell>
          <table:table-cell office:value-type="string" calcext:value-type="string">
            <text:p>kernel-9.0.2</text:p>
          </table:table-cell>
          <table:table-cell table:style-name="ce6" table:formula="of:=COM.MICROSOFT.TEXTJOIN( ; ;[.$A$2];[.$C4];&quot; &quot;;[.$A$3])" office:value-type="string" office:string-value="$copy &quot;$pinstall&quot;/lib/erlang/lib/kernel-9.0.2 &quot;$distr&quot;/lib/erlang/lib/" calcext:value-type="string">
            <text:p>$copy "$pinstall"/lib/erlang/lib/kernel-9.0.2 "$distr"/lib/erlang/lib/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dlib-3.17</text:p>
          </table:table-cell>
          <table:table-cell office:value-type="string" calcext:value-type="string">
            <text:p>stdlib-5.0.2</text:p>
          </table:table-cell>
          <table:table-cell table:style-name="ce6" table:formula="of:=COM.MICROSOFT.TEXTJOIN( ; ;[.$A$2];[.$C5];&quot; &quot;;[.$A$3])" office:value-type="string" office:string-value="$copy &quot;$pinstall&quot;/lib/erlang/lib/stdlib-5.0.2 &quot;$distr&quot;/lib/erlang/lib/" calcext:value-type="string">
            <text:p>$copy "$pinstall"/lib/erlang/lib/stdlib-5.0.2 "$distr"/lib/erlang/lib/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x-2.1.1</text:p>
          </table:table-cell>
          <table:table-cell office:value-type="string" calcext:value-type="string">
            <text:p>wx-2.3</text:p>
          </table:table-cell>
          <table:table-cell table:style-name="ce6" table:formula="of:=COM.MICROSOFT.TEXTJOIN( ; ;[.$A$2];[.$C6];&quot; &quot;;[.$A$3])" office:value-type="string" office:string-value="$copy &quot;$pinstall&quot;/lib/erlang/lib/wx-2.3 &quot;$distr&quot;/lib/erlang/lib/" calcext:value-type="string">
            <text:p>$copy "$pinstall"/lib/erlang/lib/wx-2.3 "$distr"/lib/erlang/lib/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xmerl-1.3.28</text:p>
          </table:table-cell>
          <table:table-cell office:value-type="string" calcext:value-type="string">
            <text:p>xmerl-1.3.32</text:p>
          </table:table-cell>
          <table:table-cell table:style-name="ce6" table:formula="of:=COM.MICROSOFT.TEXTJOIN( ; ;[.$A$2];[.$C7];&quot; &quot;;[.$A$3])" office:value-type="string" office:string-value="$copy &quot;$pinstall&quot;/lib/erlang/lib/xmerl-1.3.32 &quot;$distr&quot;/lib/erlang/lib/" calcext:value-type="string">
            <text:p>$copy "$pinstall"/lib/erlang/lib/xmerl-1.3.32 "$distr"/lib/erlang/lib/</text:p>
          </table:table-cell>
          <table:table-cell table:number-columns-repeated="1018"/>
        </table:table-row>
        <table:table-row table:style-name="ro3" table:number-rows-repeated="1048568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  <table:database-ranges>
        <table:database-range table:name="__Anonymous_Sheet_DB__0" table:target-range-address="Лист1.C1:Лист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2T19:40:12.925277559</meta:creation-date>
    <dc:date>2023-09-12T20:12:52.315615455</dc:date>
    <meta:editing-duration>PT22M26S</meta:editing-duration>
    <meta:editing-cycles>6</meta:editing-cycles>
    <meta:generator>LibreOffice/6.4.7.2$Linux_X86_64 LibreOffice_project/40$Build-2</meta:generator>
    <meta:document-statistic meta:table-count="1" meta:cell-count="22" meta:object-count="0"/>
  </office:meta>
</office:document-meta>
</file>